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ffda" officeooo:paragraph-rsid="001fffda"/>
    </style:style>
    <style:style style:name="P2" style:family="paragraph" style:parent-style-name="Standard">
      <style:text-properties fo:font-weight="bold" officeooo:rsid="001fffda" officeooo:paragraph-rsid="001fffda" style:font-weight-asian="bold" style:font-weight-complex="bold"/>
    </style:style>
    <style:style style:name="P3" style:family="paragraph" style:parent-style-name="Standard">
      <style:text-properties fo:font-weight="normal" officeooo:rsid="001fffda" officeooo:paragraph-rsid="001fffda" style:font-weight-asian="normal" style:font-weight-complex="normal"/>
    </style:style>
    <style:style style:name="T1" style:family="text">
      <style:text-properties officeooo:rsid="0021d5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 caracol está en la parte baja de un pozo de 6-pies y quiere saltar a la cima.</text:p>
      <text:p text:style-name="P1">El caracol puede saltar tres pies mientras está el sol, pero se desliza un pie en la noche mientras duerme.</text:p>
      <text:p text:style-name="P1">El caracol tiene un factor de fatiga del 10%, lo que significa que cada día el caracol salta 10%x3=0,3 pies menos que el salto del día anterior. (La distancia de pérdida por fatiga es siempre sobre el salto del primer día). <text:s/>A los cuántos días el caracol deja el pozo. <text:s/>Cuál es el primer día en el que el caracol excede los 6 pies? (Un día consiste en un periodo de día soleado seguido de un periodo de oscuridad). </text:p>
      <text:p text:style-name="P1">Tu trabajo es resolver el problema en general. Dependiendo de los parametros del problema, el caracol eventualmente saldrá del pozo o se deslizará hacia el fondo del poso.(En otras palabras, la altura del caracol excederá la altura del poso o será negativa) Debes encontrar lo que sucede primero y en qué día.</text:p>
      <text:p text:style-name="P1"/>
      <text:p text:style-name="P2">Input</text:p>
      <text:p text:style-name="P3">La entrada del archivo contiene uno o más casos de prueba, cada <text:span text:style-name="T1">línea es un caso. Cada línea contiene cuatro enteros A,S,D, y F cada uno separado por un espacio. Cuando A=0 indicará que será el final de las entradas, de otra manera los cuatro números estarán entre 1 y 100, inclusiv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09:33:51.611552702</meta:creation-date>
    <dc:date>2017-03-29T11:25:56.310155642</dc:date>
    <meta:editing-duration>PT1H29M54S</meta:editing-duration>
    <meta:editing-cycles>1</meta:editing-cycles>
    <meta:document-statistic meta:table-count="0" meta:image-count="0" meta:object-count="0" meta:page-count="1" meta:paragraph-count="6" meta:word-count="222" meta:character-count="1201" meta:non-whitespace-character-count="982"/>
    <meta:generator>LibreOffice/5.1.6.2$Linux_X86_64 LibreOffice_project/10m0$Build-2</meta:generator>
  </office:meta>
</office:document-meta>
</file>